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Pictures/100000000000020000000200B7DA4DD4BAECD386.jpg" manifest:media-type="image/jpeg"/>
  <manifest:file-entry manifest:full-path="Object 1/Pictures/10000000000000080000000820A1E16DA75ED138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4" table:style-name="ta1">
        <table:shapes>
          <draw:frame draw:z-index="0" draw:style-name="gr1" draw:text-style-name="P1" svg:width="18.151cm" svg:height="12.751cm" svg:x="3.686cm" svg:y="1.828cm">
            <draw:object draw:notify-on-update-of-ranges="data4.B1:data4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load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disper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10:36:15.900119133</dc:date>
    <meta:editing-duration>PT4M50S</meta:editing-duration>
    <meta:editing-cycles>1</meta:editing-cycles>
    <meta:document-statistic meta:table-count="1" meta:cell-count="20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dee6ef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52cm" svg:height="12.752cm" xlink:href=".." xlink:type="simple" chart:class="chart:bar" chart:style-name="ch1">
        <chart:title svg:x="6.379cm" svg:y="0.391cm" chart:style-name="ch2">
          <text:p>Sum ASCII of all symbols</text:p>
        </chart:title>
        <chart:plot-area chart:style-name="ch3" table:cell-range-address="data4.B1:data4.B101" svg:x="1.364cm" svg:y="1.451cm" svg:width="16.425cm" svg:height="10.075cm">
          <chart:coordinate-region svg:x="1.996cm" svg:y="1.653cm" svg:width="15.727cm" svg:height="8.934cm"/>
          <chart:axis chart:dimension="x" chart:name="primary-x" chart:style-name="ch4">
            <chart:title svg:x="9.032cm" svg:y="11.781cm" chart:style-name="ch5">
              <text:p>Basket</text:p>
            </chart:title>
          </chart:axis>
          <chart:axis chart:dimension="y" chart:name="primary-y" chart:style-name="ch6">
            <chart:title svg:x="0.451cm" svg:y="7.212cm" chart:style-name="ch7">
              <text:p>Collisions</text:p>
            </chart:title>
            <chart:grid chart:style-name="ch8" chart:class="major"/>
          </chart:axis>
          <chart:series chart:style-name="ch9" chart:values-cell-range-address="data4.B1:data4.B101" chart:class="chart:ba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">
                <text:p>53</text:p>
                <draw:g>
                  <svg:desc>data4.B1:data4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_35__20_Percent" draw:display-name="5 Percent" xlink:href="Pictures/10000000000000080000000820A1E16DA75ED138.png" xlink:type="simple" xlink:show="embed" xlink:actuate="onLoad"/>
    <draw:fill-image draw:name="ChartBitmap_20_1" draw:display-name="ChartBitmap 1" xlink:href="Pictures/100000000000020000000200B7DA4DD4BAECD386.jp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  <draw:opacity draw:name="ChartTransparencyGradient_20_1" draw:display-name="ChartTransparencyGradient 1" draw:style="axial" draw:start="100%" draw:end="0%" draw:angle="0deg" draw:border="0%"/>
  </office:styles>
</office:document-styles>
</file>